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table:style-name="ce1"/>
          <table:table-cell office:value-type="string" table:style-name="ce1">
            <text:p>date<text:s/></text:p>
          </table:table-cell>
          <table:table-cell table:style-name="ce1"/>
          <table:table-cell office:value-type="string" table:style-name="ce1">
            <text:p>amount<text:s/></text:p>
          </table:table-cell>
          <table:table-cell table:style-name="ce1"/>
          <table:table-cell office:value-type="string" table:style-name="ce1">
            <text:p>sgst 9%</text:p>
          </table:table-cell>
          <table:table-cell office:value-type="string" table:style-name="ce1">
            <text:p>cgst 9%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7-25T00:00:00" table:style-name="ce2">
            <text:p>25-07-2024</text:p>
          </table:table-cell>
          <table:table-cell table:style-name="ce1"/>
          <table:table-cell office:value-type="float" office:value="534484" table:style-name="ce1">
            <text:p>534484</text:p>
          </table:table-cell>
          <table:table-cell office:value-type="float" office:value="452952.54237288138" table:formula="of:=[.D2]*100/118" table:style-name="ce1">
            <text:p>452952.5424</text:p>
          </table:table-cell>
          <table:table-cell office:value-type="float" office:value="40765.728813559319" table:formula="of:=[.E2]*9%" table:style-name="ce1">
            <text:p>40765.72881</text:p>
          </table:table-cell>
          <table:table-cell office:value-type="float" office:value="40765.728813559319" table:formula="of:=[.E2]*9%" table:style-name="ce1">
            <text:p>40765.72881</text:p>
          </table:table-cell>
          <table:table-cell office:value-type="float" office:value="81531.457627118638" table:formula="of:=[.G2]+[.F2]" table:style-name="ce1">
            <text:p>81531.45763</text:p>
          </table:table-cell>
          <table:table-cell office:value-type="float" office:value="534484" table:formula="of:=[.G2]+[.F2]+[.E2]" table:style-name="ce1">
            <text:p>534484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1T00:00:00" table:style-name="ce2">
            <text:p>11-09-2024</text:p>
          </table:table-cell>
          <table:table-cell table:style-name="ce1"/>
          <table:table-cell office:value-type="float" office:value="866479" table:style-name="ce1">
            <text:p>866479</text:p>
          </table:table-cell>
          <table:table-cell office:value-type="float" office:value="734304.23728813557" table:formula="of:=[.D3]*100/118" table:style-name="ce1">
            <text:p>734304.2373</text:p>
          </table:table-cell>
          <table:table-cell office:value-type="float" office:value="66087.381355932201" table:formula="of:=[.E3]*9%" table:style-name="ce1">
            <text:p>66087.38136</text:p>
          </table:table-cell>
          <table:table-cell office:value-type="float" office:value="66087.381355932201" table:formula="of:=[.E3]*9%" table:style-name="ce1">
            <text:p>66087.38136</text:p>
          </table:table-cell>
          <table:table-cell office:value-type="float" office:value="132174.7627118644" table:formula="of:=[.G3]+[.F3]" table:style-name="ce1">
            <text:p>132174.7627</text:p>
          </table:table-cell>
          <table:table-cell office:value-type="float" office:value="866479" table:formula="of:=[.H3]+[.E3]" table:style-name="ce1">
            <text:p>866479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6T00:00:00" table:style-name="ce2">
            <text:p>06-10-2024</text:p>
          </table:table-cell>
          <table:table-cell table:style-name="ce1"/>
          <table:table-cell office:value-type="float" office:value="662321" table:style-name="ce1">
            <text:p>662321</text:p>
          </table:table-cell>
          <table:table-cell office:value-type="float" office:value="561288.98305084743" table:formula="of:=[.D4]*100/118" table:style-name="ce1">
            <text:p>561288.9831</text:p>
          </table:table-cell>
          <table:table-cell office:value-type="float" office:value="50516.008474576265" table:formula="of:=[.E4]*9%" table:style-name="ce1">
            <text:p>50516.00847</text:p>
          </table:table-cell>
          <table:table-cell office:value-type="float" office:value="50516.008474576265" table:formula="of:=[.E4]*9%" table:style-name="ce1">
            <text:p>50516.00847</text:p>
          </table:table-cell>
          <table:table-cell office:value-type="float" office:value="101032.01694915253" table:formula="of:=[.G4]+[.F4]" table:style-name="ce1">
            <text:p>101032.0169</text:p>
          </table:table-cell>
          <table:table-cell office:value-type="float" office:value="662321" table:formula="of:=[.H4]+[.E4]" table:style-name="ce1">
            <text:p>662321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1-07T00:00:00" table:style-name="ce2">
            <text:p>07-11-2024</text:p>
          </table:table-cell>
          <table:table-cell table:style-name="ce1"/>
          <table:table-cell office:value-type="float" office:value="403184" table:style-name="ce1">
            <text:p>403184</text:p>
          </table:table-cell>
          <table:table-cell office:value-type="float" office:value="341681.35593220341" table:formula="of:=[.D5]*100/118" table:style-name="ce1">
            <text:p>341681.3559</text:p>
          </table:table-cell>
          <table:table-cell office:value-type="float" office:value="30751.322033898305" table:formula="of:=[.E5]*9%" table:style-name="ce1">
            <text:p>30751.32203</text:p>
          </table:table-cell>
          <table:table-cell office:value-type="float" office:value="30751.322033898305" table:formula="of:=[.E5]*9%" table:style-name="ce1">
            <text:p>30751.32203</text:p>
          </table:table-cell>
          <table:table-cell office:value-type="float" office:value="61502.644067796609" table:formula="of:=[.G5]+[.F5]" table:style-name="ce1">
            <text:p>61502.64407</text:p>
          </table:table-cell>
          <table:table-cell office:value-type="float" office:value="403184" table:formula="of:=[.G5]+[.F5]+[.E5]" table:style-name="ce1">
            <text:p>403184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5-01-05T00:00:00" table:style-name="ce2">
            <text:p>05-01-2025</text:p>
          </table:table-cell>
          <table:table-cell table:style-name="ce1"/>
          <table:table-cell office:value-type="float" office:value="956756" table:style-name="ce1">
            <text:p>956756</text:p>
          </table:table-cell>
          <table:table-cell office:value-type="float" office:value="810810.16949152539" table:formula="of:=[.D6]*100/118" table:style-name="ce1">
            <text:p>810810.1695</text:p>
          </table:table-cell>
          <table:table-cell office:value-type="float" office:value="72972.915254237276" table:formula="of:=[.E6]*9%" table:style-name="ce1">
            <text:p>72972.91525</text:p>
          </table:table-cell>
          <table:table-cell office:value-type="float" office:value="72972.915254237276" table:formula="of:=[.E6]*9%" table:style-name="ce1">
            <text:p>72972.91525</text:p>
          </table:table-cell>
          <table:table-cell office:value-type="float" office:value="145945.83050847455" table:formula="of:=[.G6]+[.F6]" table:style-name="ce1">
            <text:p>145945.8305</text:p>
          </table:table-cell>
          <table:table-cell office:value-type="float" office:value="956756" table:formula="of:=[.H6]+[.E6]" table:style-name="ce1">
            <text:p>956756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5-03-21T00:00:00" table:style-name="ce2">
            <text:p>21-03-2025</text:p>
          </table:table-cell>
          <table:table-cell table:style-name="ce1"/>
          <table:table-cell office:value-type="float" office:value="770948" table:style-name="ce1">
            <text:p>770948</text:p>
          </table:table-cell>
          <table:table-cell office:value-type="float" office:value="653345.76271186443" table:formula="of:=[.D7]*100/118" table:style-name="ce1">
            <text:p>653345.7627</text:p>
          </table:table-cell>
          <table:table-cell office:value-type="float" office:value="58801.118644067799" table:formula="of:=[.E7]*9%" table:style-name="ce1">
            <text:p>58801.11864</text:p>
          </table:table-cell>
          <table:table-cell office:value-type="float" office:value="58801.118644067799" table:formula="of:=[.E7]*9%" table:style-name="ce1">
            <text:p>58801.11864</text:p>
          </table:table-cell>
          <table:table-cell office:value-type="float" office:value="117602.2372881356" table:formula="of:=[.G7]+[.F7]" table:style-name="ce1">
            <text:p>117602.2373</text:p>
          </table:table-cell>
          <table:table-cell office:value-type="float" office:value="770948" table:formula="of:=[.H7]+[.E7]" table:style-name="ce1">
            <text:p>770948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8]*100/118" table:style-name="ce1">
            <text:p>0</text:p>
          </table:table-cell>
          <table:table-cell office:value-type="float" office:value="0" table:formula="of:=[.E8]*9%" table:style-name="ce1">
            <text:p>0</text:p>
          </table:table-cell>
          <table:table-cell office:value-type="float" office:value="0" table:formula="of:=[.E8]*9%" table:style-name="ce1">
            <text:p>0</text:p>
          </table:table-cell>
          <table:table-cell office:value-type="float" office:value="0" table:formula="of:=[.G8]+[.F8]" table:style-name="ce1">
            <text:p>0</text:p>
          </table:table-cell>
          <table:table-cell office:value-type="float" office:value="0" table:formula="of:=[.G8]+[.F8]+[.E8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9]*100/118" table:style-name="ce1">
            <text:p>0</text:p>
          </table:table-cell>
          <table:table-cell office:value-type="float" office:value="0" table:formula="of:=[.E9]*9%" table:style-name="ce1">
            <text:p>0</text:p>
          </table:table-cell>
          <table:table-cell office:value-type="float" office:value="0" table:formula="of:=[.E9]*9%" table:style-name="ce1">
            <text:p>0</text:p>
          </table:table-cell>
          <table:table-cell office:value-type="float" office:value="0" table:formula="of:=[.G9]+[.F9]" table:style-name="ce1">
            <text:p>0</text:p>
          </table:table-cell>
          <table:table-cell office:value-type="float" office:value="0" table:formula="of:=[.H9]+[.E9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10]*100/118" table:style-name="ce1">
            <text:p>0</text:p>
          </table:table-cell>
          <table:table-cell office:value-type="float" office:value="0" table:formula="of:=[.E10]*9%" table:style-name="ce1">
            <text:p>0</text:p>
          </table:table-cell>
          <table:table-cell office:value-type="float" office:value="0" table:formula="of:=[.E10]*9%" table:style-name="ce1">
            <text:p>0</text:p>
          </table:table-cell>
          <table:table-cell office:value-type="float" office:value="0" table:formula="of:=[.G10]+[.F10]" table:style-name="ce1">
            <text:p>0</text:p>
          </table:table-cell>
          <table:table-cell office:value-type="float" office:value="0" table:formula="of:=[.H10]+[.E10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11]*100/118" table:style-name="ce1">
            <text:p>0</text:p>
          </table:table-cell>
          <table:table-cell office:value-type="float" office:value="0" table:formula="of:=[.E11]*9%" table:style-name="ce1">
            <text:p>0</text:p>
          </table:table-cell>
          <table:table-cell office:value-type="float" office:value="0" table:formula="of:=[.E11]*9%" table:style-name="ce1">
            <text:p>0</text:p>
          </table:table-cell>
          <table:table-cell office:value-type="float" office:value="0" table:formula="of:=[.G11]+[.F11]" table:style-name="ce1">
            <text:p>0</text:p>
          </table:table-cell>
          <table:table-cell office:value-type="float" office:value="0" table:formula="of:=[.G11]+[.F11]+[.E11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12]*100/118" table:style-name="ce1">
            <text:p>0</text:p>
          </table:table-cell>
          <table:table-cell office:value-type="float" office:value="0" table:formula="of:=[.E12]*9%" table:style-name="ce1">
            <text:p>0</text:p>
          </table:table-cell>
          <table:table-cell office:value-type="float" office:value="0" table:formula="of:=[.E12]*9%" table:style-name="ce1">
            <text:p>0</text:p>
          </table:table-cell>
          <table:table-cell office:value-type="float" office:value="0" table:formula="of:=[.G12]+[.F12]" table:style-name="ce1">
            <text:p>0</text:p>
          </table:table-cell>
          <table:table-cell office:value-type="float" office:value="0" table:formula="of:=[.H12]+[.E12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13]*100/118" table:style-name="ce1">
            <text:p>0</text:p>
          </table:table-cell>
          <table:table-cell office:value-type="float" office:value="0" table:formula="of:=[.E13]*9%" table:style-name="ce1">
            <text:p>0</text:p>
          </table:table-cell>
          <table:table-cell office:value-type="float" office:value="0" table:formula="of:=[.E13]*9%" table:style-name="ce1">
            <text:p>0</text:p>
          </table:table-cell>
          <table:table-cell office:value-type="float" office:value="0" table:formula="of:=[.G13]+[.F13]" table:style-name="ce1">
            <text:p>0</text:p>
          </table:table-cell>
          <table:table-cell office:value-type="float" office:value="0" table:formula="of:=[.H13]+[.E13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14]*100/118" table:style-name="ce1">
            <text:p>0</text:p>
          </table:table-cell>
          <table:table-cell office:value-type="float" office:value="0" table:formula="of:=[.E14]*9%" table:style-name="ce1">
            <text:p>0</text:p>
          </table:table-cell>
          <table:table-cell office:value-type="float" office:value="0" table:formula="of:=[.E14]*9%" table:style-name="ce1">
            <text:p>0</text:p>
          </table:table-cell>
          <table:table-cell office:value-type="float" office:value="0" table:formula="of:=[.G14]+[.F14]" table:style-name="ce1">
            <text:p>0</text:p>
          </table:table-cell>
          <table:table-cell office:value-type="float" office:value="0" table:formula="of:=[.G14]+[.F14]+[.E14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D15]*100/118" table:style-name="ce1">
            <text:p>0</text:p>
          </table:table-cell>
          <table:table-cell office:value-type="float" office:value="0" table:formula="of:=[.E15]*9%" table:style-name="ce1">
            <text:p>0</text:p>
          </table:table-cell>
          <table:table-cell office:value-type="float" office:value="0" table:formula="of:=[.E15]*9%" table:style-name="ce1">
            <text:p>0</text:p>
          </table:table-cell>
          <table:table-cell office:value-type="float" office:value="0" table:formula="of:=[.G15]+[.F15]" table:style-name="ce1">
            <text:p>0</text:p>
          </table:table-cell>
          <table:table-cell office:value-type="float" office:value="0" table:formula="of:=[.H15]+[.E15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4194172" table:formula="of:=SUM([.D2:.D7])" table:style-name="ce3">
            <text:p>4194172.00</text:p>
          </table:table-cell>
          <table:table-cell office:value-type="float" office:value="3554383.0508474577" table:formula="of:=SUM([.E2:.E7])" table:style-name="ce1">
            <text:p>3554383.051</text:p>
          </table:table-cell>
          <table:table-cell office:value-type="float" office:value="319894.4745762712" table:formula="of:=[.E16]*9%" table:style-name="ce1">
            <text:p>319894.4746</text:p>
          </table:table-cell>
          <table:table-cell office:value-type="float" office:value="319894.4745762712" table:formula="of:=[.E16]*9%" table:style-name="ce1">
            <text:p>319894.4746</text:p>
          </table:table-cell>
          <table:table-cell office:value-type="float" office:value="639788.94915254239" table:formula="of:=[.G16]+[.F16]" table:style-name="ce1">
            <text:p>639788.9492</text:p>
          </table:table-cell>
          <table:table-cell table:number-columns-repeated="2" table:style-name="ce1"/>
          <table:table-cell office:value-type="string" table:style-name="ce1">
            <text:p>payble<text:s/>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Admin</dc:creator>
    <meta:creation-date>2025-04-10T05:42:36Z</meta:creation-date>
    <dc:date>2025-04-10T06:01:43Z</dc:date>
  </office:meta>
</office:document-meta>
</file>